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yto Robotics Databa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PWM throttle signal (µs)</text:p>
          </table:table-cell>
          <table:table-cell office:value-type="string" calcext:value-type="string">
            <text:p>Rotation speed (rpm)</text:p>
          </table:table-cell>
          <table:table-cell office:value-type="string" calcext:value-type="string">
            <text:p>Thrust (kgf)</text:p>
          </table:table-cell>
          <table:table-cell office:value-type="string" calcext:value-type="string">
            <text:p>Torque (N⋅m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Electrical power (W)</text:p>
          </table:table-cell>
          <table:table-cell office:value-type="string" calcext:value-type="string">
            <text:p>Mechanical power (W)</text:p>
          </table:table-cell>
          <table:table-cell office:value-type="string" calcext:value-type="string">
            <text:p>Motor &amp; ESC efficiency (%)</text:p>
          </table:table-cell>
          <table:table-cell office:value-type="string" calcext:value-type="string">
            <text:p>Propeller efficiency (gf/W)</text:p>
          </table:table-cell>
          <table:table-cell office:value-type="string" calcext:value-type="string">
            <text:p>Propulsion system efficiency (gf/W)</text:p>
          </table:table-cell>
        </table:table-row>
        <table:table-row table:style-name="ro1">
          <table:table-cell office:value-type="float" office:value="2.3224646500005" calcext:value-type="float">
            <text:p>2.322464650000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0.000467954916114738" calcext:value-type="float">
            <text:p>0.000467954916114738</text:p>
          </table:table-cell>
          <table:table-cell office:value-type="float" office:value="-0.000071589408623126" calcext:value-type="float">
            <text:p>-7.1589408623126E-05</text:p>
          </table:table-cell>
          <table:table-cell office:value-type="float" office:value="12.524517803192" calcext:value-type="float">
            <text:p>12.524517803192</text:p>
          </table:table-cell>
          <table:table-cell office:value-type="float" office:value="0.24029985174537" calcext:value-type="float">
            <text:p>0.24029985174537</text:p>
          </table:table-cell>
          <table:table-cell office:value-type="float" office:value="3.00963977128928" calcext:value-type="float">
            <text:p>3.00963977128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.618011749999" calcext:value-type="float">
            <text:p>23.618011749999</text:p>
          </table:table-cell>
          <table:table-cell office:value-type="float" office:value="1942" calcext:value-type="float">
            <text:p>1942</text:p>
          </table:table-cell>
          <table:table-cell office:value-type="float" office:value="7390.00000000004" calcext:value-type="float">
            <text:p>7390.00000000004</text:p>
          </table:table-cell>
          <table:table-cell office:value-type="float" office:value="0.874870922485201" calcext:value-type="float">
            <text:p>0.874870922485201</text:p>
          </table:table-cell>
          <table:table-cell office:value-type="float" office:value="0.1530824550012" calcext:value-type="float">
            <text:p>0.1530824550012</text:p>
          </table:table-cell>
          <table:table-cell office:value-type="float" office:value="12.100219020844" calcext:value-type="float">
            <text:p>12.100219020844</text:p>
          </table:table-cell>
          <table:table-cell office:value-type="float" office:value="13.976794223785" calcext:value-type="float">
            <text:p>13.976794223785</text:p>
          </table:table-cell>
          <table:table-cell office:value-type="float" office:value="169.122271317066" calcext:value-type="float">
            <text:p>169.122271317066</text:p>
          </table:table-cell>
          <table:table-cell office:value-type="float" office:value="118.467295714223" calcext:value-type="float">
            <text:p>118.467295714223</text:p>
          </table:table-cell>
          <table:table-cell office:value-type="float" office:value="70.0483116692087" calcext:value-type="float">
            <text:p>70.0483116692087</text:p>
          </table:table-cell>
          <table:table-cell office:value-type="float" office:value="7.38491511273829" calcext:value-type="float">
            <text:p>7.38491511273829</text:p>
          </table:table-cell>
          <table:table-cell office:value-type="float" office:value="5.17300835467741" calcext:value-type="float">
            <text:p>5.17300835467741</text:p>
          </table:table-cell>
        </table:table-row>
        <table:table-row table:style-name="ro1">
          <table:table-cell office:value-type="float" office:value="31.143572299999" calcext:value-type="float">
            <text:p>31.143572299999</text:p>
          </table:table-cell>
          <table:table-cell office:value-type="float" office:value="1884" calcext:value-type="float">
            <text:p>1884</text:p>
          </table:table-cell>
          <table:table-cell office:value-type="float" office:value="7197.99999999999" calcext:value-type="float">
            <text:p>7197.99999999999</text:p>
          </table:table-cell>
          <table:table-cell office:value-type="float" office:value="0.81531483829999" calcext:value-type="float">
            <text:p>0.81531483829999</text:p>
          </table:table-cell>
          <table:table-cell office:value-type="float" office:value="0.14462523724572" calcext:value-type="float">
            <text:p>0.14462523724572</text:p>
          </table:table-cell>
          <table:table-cell office:value-type="float" office:value="12.082768173218" calcext:value-type="float">
            <text:p>12.082768173218</text:p>
          </table:table-cell>
          <table:table-cell office:value-type="float" office:value="12.916342487335" calcext:value-type="float">
            <text:p>12.916342487335</text:p>
          </table:table-cell>
          <table:table-cell office:value-type="float" office:value="156.065171920355" calcext:value-type="float">
            <text:p>156.065171920355</text:p>
          </table:table-cell>
          <table:table-cell office:value-type="float" office:value="109.014569646303" calcext:value-type="float">
            <text:p>109.014569646303</text:p>
          </table:table-cell>
          <table:table-cell office:value-type="float" office:value="69.8519524278851" calcext:value-type="float">
            <text:p>69.8519524278851</text:p>
          </table:table-cell>
          <table:table-cell office:value-type="float" office:value="7.47895295963899" calcext:value-type="float">
            <text:p>7.47895295963899</text:p>
          </table:table-cell>
          <table:table-cell office:value-type="float" office:value="5.22419466347093" calcext:value-type="float">
            <text:p>5.22419466347093</text:p>
          </table:table-cell>
        </table:table-row>
        <table:table-row table:style-name="ro1">
          <table:table-cell office:value-type="float" office:value="38.715720849999" calcext:value-type="float">
            <text:p>38.715720849999</text:p>
          </table:table-cell>
          <table:table-cell office:value-type="float" office:value="1825" calcext:value-type="float">
            <text:p>1825</text:p>
          </table:table-cell>
          <table:table-cell office:value-type="float" office:value="6916.00000000003" calcext:value-type="float">
            <text:p>6916.00000000003</text:p>
          </table:table-cell>
          <table:table-cell office:value-type="float" office:value="0.747276731099978" calcext:value-type="float">
            <text:p>0.747276731099978</text:p>
          </table:table-cell>
          <table:table-cell office:value-type="float" office:value="0.13334311127434" calcext:value-type="float">
            <text:p>0.13334311127434</text:p>
          </table:table-cell>
          <table:table-cell office:value-type="float" office:value="12.09210603714" calcext:value-type="float">
            <text:p>12.09210603714</text:p>
          </table:table-cell>
          <table:table-cell office:value-type="float" office:value="11.438305606842" calcext:value-type="float">
            <text:p>11.438305606842</text:p>
          </table:table-cell>
          <table:table-cell office:value-type="float" office:value="138.313204283146" calcext:value-type="float">
            <text:p>138.313204283146</text:p>
          </table:table-cell>
          <table:table-cell office:value-type="float" office:value="96.5726584481959" calcext:value-type="float">
            <text:p>96.5726584481959</text:p>
          </table:table-cell>
          <table:table-cell office:value-type="float" office:value="69.8217201667153" calcext:value-type="float">
            <text:p>69.8217201667153</text:p>
          </table:table-cell>
          <table:table-cell office:value-type="float" office:value="7.73797411304399" calcext:value-type="float">
            <text:p>7.73797411304399</text:p>
          </table:table-cell>
          <table:table-cell office:value-type="float" office:value="5.40278663178245" calcext:value-type="float">
            <text:p>5.40278663178245</text:p>
          </table:table-cell>
        </table:table-row>
        <table:table-row table:style-name="ro1">
          <table:table-cell office:value-type="float" office:value="46.372610149999" calcext:value-type="float">
            <text:p>46.372610149999</text:p>
          </table:table-cell>
          <table:table-cell office:value-type="float" office:value="1767" calcext:value-type="float">
            <text:p>1767</text:p>
          </table:table-cell>
          <table:table-cell office:value-type="float" office:value="6638.99999999999" calcext:value-type="float">
            <text:p>6638.99999999999</text:p>
          </table:table-cell>
          <table:table-cell office:value-type="float" office:value="0.677452943800778" calcext:value-type="float">
            <text:p>0.677452943800778</text:p>
          </table:table-cell>
          <table:table-cell office:value-type="float" office:value="0.12191734543968" calcext:value-type="float">
            <text:p>0.12191734543968</text:p>
          </table:table-cell>
          <table:table-cell office:value-type="float" office:value="12.11065527916" calcext:value-type="float">
            <text:p>12.11065527916</text:p>
          </table:table-cell>
          <table:table-cell office:value-type="float" office:value="10.028883581161" calcext:value-type="float">
            <text:p>10.028883581161</text:p>
          </table:table-cell>
          <table:table-cell office:value-type="float" office:value="121.456351886269" calcext:value-type="float">
            <text:p>121.456351886269</text:p>
          </table:table-cell>
          <table:table-cell office:value-type="float" office:value="84.7611391190748" calcext:value-type="float">
            <text:p>84.7611391190748</text:p>
          </table:table-cell>
          <table:table-cell office:value-type="float" office:value="69.7873250782676" calcext:value-type="float">
            <text:p>69.7873250782676</text:p>
          </table:table-cell>
          <table:table-cell office:value-type="float" office:value="7.99249456580655" calcext:value-type="float">
            <text:p>7.99249456580655</text:p>
          </table:table-cell>
          <table:table-cell office:value-type="float" office:value="5.57774816450229" calcext:value-type="float">
            <text:p>5.57774816450229</text:p>
          </table:table-cell>
        </table:table-row>
        <table:table-row table:style-name="ro1">
          <table:table-cell office:value-type="float" office:value="54.153278249999" calcext:value-type="float">
            <text:p>54.153278249999</text:p>
          </table:table-cell>
          <table:table-cell office:value-type="float" office:value="1709" calcext:value-type="float">
            <text:p>1709</text:p>
          </table:table-cell>
          <table:table-cell office:value-type="float" office:value="6364.99999999996" calcext:value-type="float">
            <text:p>6364.99999999996</text:p>
          </table:table-cell>
          <table:table-cell office:value-type="float" office:value="0.616492263528759" calcext:value-type="float">
            <text:p>0.616492263528759</text:p>
          </table:table-cell>
          <table:table-cell office:value-type="float" office:value="0.11123601835012" calcext:value-type="float">
            <text:p>0.11123601835012</text:p>
          </table:table-cell>
          <table:table-cell office:value-type="float" office:value="12.132149829865" calcext:value-type="float">
            <text:p>12.132149829865</text:p>
          </table:table-cell>
          <table:table-cell office:value-type="float" office:value="8.8514908504486" calcext:value-type="float">
            <text:p>8.8514908504486</text:p>
          </table:table-cell>
          <table:table-cell office:value-type="float" office:value="107.387613215322" calcext:value-type="float">
            <text:p>107.387613215322</text:p>
          </table:table-cell>
          <table:table-cell office:value-type="float" office:value="74.1433937524331" calcext:value-type="float">
            <text:p>74.1433937524331</text:p>
          </table:table-cell>
          <table:table-cell office:value-type="float" office:value="69.0427801982796" calcext:value-type="float">
            <text:p>69.0427801982796</text:p>
          </table:table-cell>
          <table:table-cell office:value-type="float" office:value="8.31486437736103" calcext:value-type="float">
            <text:p>8.31486437736103</text:p>
          </table:table-cell>
          <table:table-cell office:value-type="float" office:value="5.74081353584643" calcext:value-type="float">
            <text:p>5.74081353584643</text:p>
          </table:table-cell>
        </table:table-row>
        <table:table-row table:style-name="ro1">
          <table:table-cell office:value-type="float" office:value="61.907366199999" calcext:value-type="float">
            <text:p>61.907366199999</text:p>
          </table:table-cell>
          <table:table-cell office:value-type="float" office:value="1650" calcext:value-type="float">
            <text:p>1650</text:p>
          </table:table-cell>
          <table:table-cell office:value-type="float" office:value="6112" calcext:value-type="float">
            <text:p>6112</text:p>
          </table:table-cell>
          <table:table-cell office:value-type="float" office:value="0.558432475034268" calcext:value-type="float">
            <text:p>0.558432475034268</text:p>
          </table:table-cell>
          <table:table-cell office:value-type="float" office:value="0.10148401026477" calcext:value-type="float">
            <text:p>0.10148401026477</text:p>
          </table:table-cell>
          <table:table-cell office:value-type="float" office:value="12.153214464188" calcext:value-type="float">
            <text:p>12.153214464188</text:p>
          </table:table-cell>
          <table:table-cell office:value-type="float" office:value="7.7854402256012" calcext:value-type="float">
            <text:p>7.7854402256012</text:p>
          </table:table-cell>
          <table:table-cell office:value-type="float" office:value="94.6181247598476" calcext:value-type="float">
            <text:p>94.6181247598476</text:p>
          </table:table-cell>
          <table:table-cell office:value-type="float" office:value="64.9545508597171" calcext:value-type="float">
            <text:p>64.9545508597171</text:p>
          </table:table-cell>
          <table:table-cell office:value-type="float" office:value="68.6491631752159" calcext:value-type="float">
            <text:p>68.6491631752159</text:p>
          </table:table-cell>
          <table:table-cell office:value-type="float" office:value="8.59728021582844" calcext:value-type="float">
            <text:p>8.59728021582844</text:p>
          </table:table-cell>
          <table:table-cell office:value-type="float" office:value="5.90196092399461" calcext:value-type="float">
            <text:p>5.90196092399461</text:p>
          </table:table-cell>
        </table:table-row>
        <table:table-row table:style-name="ro1">
          <table:table-cell office:value-type="float" office:value="69.510557449999" calcext:value-type="float">
            <text:p>69.510557449999</text:p>
          </table:table-cell>
          <table:table-cell office:value-type="float" office:value="1592" calcext:value-type="float">
            <text:p>1592</text:p>
          </table:table-cell>
          <table:table-cell office:value-type="float" office:value="5823.00000000001" calcext:value-type="float">
            <text:p>5823.00000000001</text:p>
          </table:table-cell>
          <table:table-cell office:value-type="float" office:value="0.503904491332535" calcext:value-type="float">
            <text:p>0.503904491332535</text:p>
          </table:table-cell>
          <table:table-cell office:value-type="float" office:value="0.091221680723683" calcext:value-type="float">
            <text:p>0.091221680723683</text:p>
          </table:table-cell>
          <table:table-cell office:value-type="float" office:value="12.174631681442" calcext:value-type="float">
            <text:p>12.174631681442</text:p>
          </table:table-cell>
          <table:table-cell office:value-type="float" office:value="6.7606673955917" calcext:value-type="float">
            <text:p>6.7606673955917</text:p>
          </table:table-cell>
          <table:table-cell office:value-type="float" office:value="82.3086354620627" calcext:value-type="float">
            <text:p>82.3086354620627</text:p>
          </table:table-cell>
          <table:table-cell office:value-type="float" office:value="55.6254423660705" calcext:value-type="float">
            <text:p>55.6254423660705</text:p>
          </table:table-cell>
          <table:table-cell office:value-type="float" office:value="67.5815387459668" calcext:value-type="float">
            <text:p>67.5815387459668</text:p>
          </table:table-cell>
          <table:table-cell office:value-type="float" office:value="9.05888510542252" calcext:value-type="float">
            <text:p>9.05888510542252</text:p>
          </table:table-cell>
          <table:table-cell office:value-type="float" office:value="6.12213394747374" calcext:value-type="float">
            <text:p>6.12213394747374</text:p>
          </table:table-cell>
        </table:table-row>
        <table:table-row table:style-name="ro1">
          <table:table-cell office:value-type="float" office:value="77.156642349999" calcext:value-type="float">
            <text:p>77.156642349999</text:p>
          </table:table-cell>
          <table:table-cell office:value-type="float" office:value="1534" calcext:value-type="float">
            <text:p>1534</text:p>
          </table:table-cell>
          <table:table-cell office:value-type="float" office:value="5505.00000000003" calcext:value-type="float">
            <text:p>5505.00000000003</text:p>
          </table:table-cell>
          <table:table-cell office:value-type="float" office:value="0.450069237066419" calcext:value-type="float">
            <text:p>0.450069237066419</text:p>
          </table:table-cell>
          <table:table-cell office:value-type="float" office:value="0.082403302157383" calcext:value-type="float">
            <text:p>0.082403302157383</text:p>
          </table:table-cell>
          <table:table-cell office:value-type="float" office:value="12.195335283279" calcext:value-type="float">
            <text:p>12.195335283279</text:p>
          </table:table-cell>
          <table:table-cell office:value-type="float" office:value="5.8204030370712" calcext:value-type="float">
            <text:p>5.8204030370712</text:p>
          </table:table-cell>
          <table:table-cell office:value-type="float" office:value="70.9817665208987" calcext:value-type="float">
            <text:p>70.9817665208987</text:p>
          </table:table-cell>
          <table:table-cell office:value-type="float" office:value="47.5040411944637" calcext:value-type="float">
            <text:p>47.5040411944637</text:p>
          </table:table-cell>
          <table:table-cell office:value-type="float" office:value="66.9242870709303" calcext:value-type="float">
            <text:p>66.9242870709303</text:p>
          </table:table-cell>
          <table:table-cell office:value-type="float" office:value="9.47433577753953" calcext:value-type="float">
            <text:p>9.47433577753953</text:p>
          </table:table-cell>
          <table:table-cell office:value-type="float" office:value="6.34063167382441" calcext:value-type="float">
            <text:p>6.34063167382441</text:p>
          </table:table-cell>
        </table:table-row>
        <table:table-row table:style-name="ro1">
          <table:table-cell office:value-type="float" office:value="84.859621899999" calcext:value-type="float">
            <text:p>84.859621899999</text:p>
          </table:table-cell>
          <table:table-cell office:value-type="float" office:value="1475" calcext:value-type="float">
            <text:p>1475</text:p>
          </table:table-cell>
          <table:table-cell office:value-type="float" office:value="5221.99999999997" calcext:value-type="float">
            <text:p>5221.99999999997</text:p>
          </table:table-cell>
          <table:table-cell office:value-type="float" office:value="0.390387842449685" calcext:value-type="float">
            <text:p>0.390387842449685</text:p>
          </table:table-cell>
          <table:table-cell office:value-type="float" office:value="0.071144710289522" calcext:value-type="float">
            <text:p>0.071144710289522</text:p>
          </table:table-cell>
          <table:table-cell office:value-type="float" office:value="12.215662870407" calcext:value-type="float">
            <text:p>12.215662870407</text:p>
          </table:table-cell>
          <table:table-cell office:value-type="float" office:value="4.9464986991882" calcext:value-type="float">
            <text:p>4.9464986991882</text:p>
          </table:table-cell>
          <table:table-cell office:value-type="float" office:value="60.4247604981898" calcext:value-type="float">
            <text:p>60.4247604981898</text:p>
          </table:table-cell>
          <table:table-cell office:value-type="float" office:value="38.9052401718755" calcext:value-type="float">
            <text:p>38.9052401718755</text:p>
          </table:table-cell>
          <table:table-cell office:value-type="float" office:value="64.3862546596953" calcext:value-type="float">
            <text:p>64.3862546596953</text:p>
          </table:table-cell>
          <table:table-cell office:value-type="float" office:value="10.0343254719681" calcext:value-type="float">
            <text:p>10.0343254719681</text:p>
          </table:table-cell>
          <table:table-cell office:value-type="float" office:value="6.46072635176402" calcext:value-type="float">
            <text:p>6.46072635176402</text:p>
          </table:table-cell>
        </table:table-row>
        <table:table-row table:style-name="ro1">
          <table:table-cell office:value-type="float" office:value="92.656782299999" calcext:value-type="float">
            <text:p>92.656782299999</text:p>
          </table:table-cell>
          <table:table-cell office:value-type="float" office:value="1417" calcext:value-type="float">
            <text:p>1417</text:p>
          </table:table-cell>
          <table:table-cell office:value-type="float" office:value="4910" calcext:value-type="float">
            <text:p>4910</text:p>
          </table:table-cell>
          <table:table-cell office:value-type="float" office:value="0.342773048660888" calcext:value-type="float">
            <text:p>0.342773048660888</text:p>
          </table:table-cell>
          <table:table-cell office:value-type="float" office:value="0.062905862792438" calcext:value-type="float">
            <text:p>0.062905862792438</text:p>
          </table:table-cell>
          <table:table-cell office:value-type="float" office:value="12.234596977234" calcext:value-type="float">
            <text:p>12.234596977234</text:p>
          </table:table-cell>
          <table:table-cell office:value-type="float" office:value="4.1668441963196" calcext:value-type="float">
            <text:p>4.1668441963196</text:p>
          </table:table-cell>
          <table:table-cell office:value-type="float" office:value="50.9796594088968" calcext:value-type="float">
            <text:p>50.9796594088968</text:p>
          </table:table-cell>
          <table:table-cell office:value-type="float" office:value="32.3445589468258" calcext:value-type="float">
            <text:p>32.3445589468258</text:p>
          </table:table-cell>
          <table:table-cell office:value-type="float" office:value="63.4460083136239" calcext:value-type="float">
            <text:p>63.4460083136239</text:p>
          </table:table-cell>
          <table:table-cell office:value-type="float" office:value="10.5975490104659" calcext:value-type="float">
            <text:p>10.5975490104659</text:p>
          </table:table-cell>
          <table:table-cell office:value-type="float" office:value="6.72372182622053" calcext:value-type="float">
            <text:p>6.72372182622053</text:p>
          </table:table-cell>
        </table:table-row>
        <table:table-row table:style-name="ro1">
          <table:table-cell office:value-type="float" office:value="100.44106405" calcext:value-type="float">
            <text:p>100.44106405</text:p>
          </table:table-cell>
          <table:table-cell office:value-type="float" office:value="1358" calcext:value-type="float">
            <text:p>1358</text:p>
          </table:table-cell>
          <table:table-cell office:value-type="float" office:value="4621.00000000002" calcext:value-type="float">
            <text:p>4621.00000000002</text:p>
          </table:table-cell>
          <table:table-cell office:value-type="float" office:value="0.303198090814447" calcext:value-type="float">
            <text:p>0.303198090814447</text:p>
          </table:table-cell>
          <table:table-cell office:value-type="float" office:value="0.056901437074564" calcext:value-type="float">
            <text:p>0.056901437074564</text:p>
          </table:table-cell>
          <table:table-cell office:value-type="float" office:value="12.250011405945" calcext:value-type="float">
            <text:p>12.250011405945</text:p>
          </table:table-cell>
          <table:table-cell office:value-type="float" office:value="3.5795368051529" calcext:value-type="float">
            <text:p>3.5795368051529</text:p>
          </table:table-cell>
          <table:table-cell office:value-type="float" office:value="43.8493666911229" calcext:value-type="float">
            <text:p>43.8493666911229</text:p>
          </table:table-cell>
          <table:table-cell office:value-type="float" office:value="27.535173755148" calcext:value-type="float">
            <text:p>27.535173755148</text:p>
          </table:table-cell>
          <table:table-cell office:value-type="float" office:value="62.7949177672441" calcext:value-type="float">
            <text:p>62.7949177672441</text:p>
          </table:table-cell>
          <table:table-cell office:value-type="float" office:value="11.0113011637619" calcext:value-type="float">
            <text:p>11.0113011637619</text:p>
          </table:table-cell>
          <table:table-cell office:value-type="float" office:value="6.91453751088789" calcext:value-type="float">
            <text:p>6.91453751088789</text:p>
          </table:table-cell>
        </table:table-row>
        <table:table-row table:style-name="ro1">
          <table:table-cell office:value-type="float" office:value="108.23698785" calcext:value-type="float">
            <text:p>108.23698785</text:p>
          </table:table-cell>
          <table:table-cell office:value-type="float" office:value="1300" calcext:value-type="float">
            <text:p>1300</text:p>
          </table:table-cell>
          <table:table-cell office:value-type="float" office:value="4395.99999999996" calcext:value-type="float">
            <text:p>4395.99999999996</text:p>
          </table:table-cell>
          <table:table-cell office:value-type="float" office:value="0.263473976497652" calcext:value-type="float">
            <text:p>0.263473976497652</text:p>
          </table:table-cell>
          <table:table-cell office:value-type="float" office:value="0.050648630264648" calcext:value-type="float">
            <text:p>0.050648630264648</text:p>
          </table:table-cell>
          <table:table-cell office:value-type="float" office:value="12.262804307938" calcext:value-type="float">
            <text:p>12.262804307938</text:p>
          </table:table-cell>
          <table:table-cell office:value-type="float" office:value="3.0658814167976" calcext:value-type="float">
            <text:p>3.0658814167976</text:p>
          </table:table-cell>
          <table:table-cell office:value-type="float" office:value="37.5963038455327" calcext:value-type="float">
            <text:p>37.5963038455327</text:p>
          </table:table-cell>
          <table:table-cell office:value-type="float" office:value="23.3159978485905" calcext:value-type="float">
            <text:p>23.3159978485905</text:p>
          </table:table-cell>
          <table:table-cell office:value-type="float" office:value="62.0167289433187" calcext:value-type="float">
            <text:p>62.0167289433187</text:p>
          </table:table-cell>
          <table:table-cell office:value-type="float" office:value="11.3001372795023" calcext:value-type="float">
            <text:p>11.3001372795023</text:p>
          </table:table-cell>
          <table:table-cell office:value-type="float" office:value="7.00797550685183" calcext:value-type="float">
            <text:p>7.00797550685183</text:p>
          </table:table-cell>
        </table:table-row>
        <table:table-row table:style-name="ro1">
          <table:table-cell office:value-type="float" office:value="116.07755025" calcext:value-type="float">
            <text:p>116.07755025</text:p>
          </table:table-cell>
          <table:table-cell office:value-type="float" office:value="1242" calcext:value-type="float">
            <text:p>1242</text:p>
          </table:table-cell>
          <table:table-cell office:value-type="float" office:value="4144" calcext:value-type="float">
            <text:p>4144</text:p>
          </table:table-cell>
          <table:table-cell office:value-type="float" office:value="0.230458375109003" calcext:value-type="float">
            <text:p>0.230458375109003</text:p>
          </table:table-cell>
          <table:table-cell office:value-type="float" office:value="0.045345150618308" calcext:value-type="float">
            <text:p>0.045345150618308</text:p>
          </table:table-cell>
          <table:table-cell office:value-type="float" office:value="12.274546499252" calcext:value-type="float">
            <text:p>12.274546499252</text:p>
          </table:table-cell>
          <table:table-cell office:value-type="float" office:value="2.6553450751305" calcext:value-type="float">
            <text:p>2.6553450751305</text:p>
          </table:table-cell>
          <table:table-cell office:value-type="float" office:value="32.5931565962491" calcext:value-type="float">
            <text:p>32.5931565962491</text:p>
          </table:table-cell>
          <table:table-cell office:value-type="float" office:value="19.6779210363335" calcext:value-type="float">
            <text:p>19.6779210363335</text:p>
          </table:table-cell>
          <table:table-cell office:value-type="float" office:value="60.3743947850638" calcext:value-type="float">
            <text:p>60.3743947850638</text:p>
          </table:table-cell>
          <table:table-cell office:value-type="float" office:value="11.7115204743165" calcext:value-type="float">
            <text:p>11.7115204743165</text:p>
          </table:table-cell>
          <table:table-cell office:value-type="float" office:value="7.0707596064974" calcext:value-type="float">
            <text:p>7.0707596064974</text:p>
          </table:table-cell>
        </table:table-row>
        <table:table-row table:style-name="ro1">
          <table:table-cell office:value-type="float" office:value="123.89643365" calcext:value-type="float">
            <text:p>123.89643365</text:p>
          </table:table-cell>
          <table:table-cell office:value-type="float" office:value="1183" calcext:value-type="float">
            <text:p>1183</text:p>
          </table:table-cell>
          <table:table-cell office:value-type="float" office:value="3904.99999999999" calcext:value-type="float">
            <text:p>3904.99999999999</text:p>
          </table:table-cell>
          <table:table-cell office:value-type="float" office:value="0.19781667619913" calcext:value-type="float">
            <text:p>0.19781667619913</text:p>
          </table:table-cell>
          <table:table-cell office:value-type="float" office:value="0.040379375556405" calcext:value-type="float">
            <text:p>0.040379375556405</text:p>
          </table:table-cell>
          <table:table-cell office:value-type="float" office:value="12.285901641846" calcext:value-type="float">
            <text:p>12.285901641846</text:p>
          </table:table-cell>
          <table:table-cell office:value-type="float" office:value="2.2898008155823" calcext:value-type="float">
            <text:p>2.2898008155823</text:p>
          </table:table-cell>
          <table:table-cell office:value-type="float" office:value="28.1322675996629" calcext:value-type="float">
            <text:p>28.1322675996629</text:p>
          </table:table-cell>
          <table:table-cell office:value-type="float" office:value="16.5123640401916" calcext:value-type="float">
            <text:p>16.5123640401916</text:p>
          </table:table-cell>
          <table:table-cell office:value-type="float" office:value="58.6954605834527" calcext:value-type="float">
            <text:p>58.6954605834527</text:p>
          </table:table-cell>
          <table:table-cell office:value-type="float" office:value="11.9799124896737" calcext:value-type="float">
            <text:p>11.9799124896737</text:p>
          </table:table-cell>
          <table:table-cell office:value-type="float" office:value="7.03166481330857" calcext:value-type="float">
            <text:p>7.03166481330857</text:p>
          </table:table-cell>
        </table:table-row>
        <table:table-row table:style-name="ro1">
          <table:table-cell office:value-type="float" office:value="131.66136625" calcext:value-type="float">
            <text:p>131.66136625</text:p>
          </table:table-cell>
          <table:table-cell office:value-type="float" office:value="1125" calcext:value-type="float">
            <text:p>1125</text:p>
          </table:table-cell>
          <table:table-cell office:value-type="float" office:value="3669.99999999999" calcext:value-type="float">
            <text:p>3669.99999999999</text:p>
          </table:table-cell>
          <table:table-cell office:value-type="float" office:value="0.165891320718217" calcext:value-type="float">
            <text:p>0.165891320718217</text:p>
          </table:table-cell>
          <table:table-cell office:value-type="float" office:value="0.033395513982688" calcext:value-type="float">
            <text:p>0.033395513982688</text:p>
          </table:table-cell>
          <table:table-cell office:value-type="float" office:value="12.295484724045" calcext:value-type="float">
            <text:p>12.295484724045</text:p>
          </table:table-cell>
          <table:table-cell office:value-type="float" office:value="1.9536499404907" calcext:value-type="float">
            <text:p>1.9536499404907</text:p>
          </table:table-cell>
          <table:table-cell office:value-type="float" office:value="24.0210729994348" calcext:value-type="float">
            <text:p>24.0210729994348</text:p>
          </table:table-cell>
          <table:table-cell office:value-type="float" office:value="12.8346140701495" calcext:value-type="float">
            <text:p>12.8346140701495</text:p>
          </table:table-cell>
          <table:table-cell office:value-type="float" office:value="53.4306442949132" calcext:value-type="float">
            <text:p>53.4306442949132</text:p>
          </table:table-cell>
          <table:table-cell office:value-type="float" office:value="12.9253065040767" calcext:value-type="float">
            <text:p>12.9253065040767</text:p>
          </table:table-cell>
          <table:table-cell office:value-type="float" office:value="6.90607454222049" calcext:value-type="float">
            <text:p>6.90607454222049</text:p>
          </table:table-cell>
        </table:table-row>
        <table:table-row table:style-name="ro1">
          <table:table-cell office:value-type="float" office:value="139.47713955" calcext:value-type="float">
            <text:p>139.47713955</text:p>
          </table:table-cell>
          <table:table-cell office:value-type="float" office:value="1067" calcext:value-type="float">
            <text:p>1067</text:p>
          </table:table-cell>
          <table:table-cell office:value-type="float" office:value="3404.99999999999" calcext:value-type="float">
            <text:p>3404.99999999999</text:p>
          </table:table-cell>
          <table:table-cell office:value-type="float" office:value="0.139643611883763" calcext:value-type="float">
            <text:p>0.139643611883763</text:p>
          </table:table-cell>
          <table:table-cell office:value-type="float" office:value="0.028174523109338" calcext:value-type="float">
            <text:p>0.028174523109338</text:p>
          </table:table-cell>
          <table:table-cell office:value-type="float" office:value="12.305036258698" calcext:value-type="float">
            <text:p>12.305036258698</text:p>
          </table:table-cell>
          <table:table-cell office:value-type="float" office:value="1.6200985372066" calcext:value-type="float">
            <text:p>1.6200985372066</text:p>
          </table:table-cell>
          <table:table-cell office:value-type="float" office:value="19.9353712429908" calcext:value-type="float">
            <text:p>19.9353712429908</text:p>
          </table:table-cell>
          <table:table-cell office:value-type="float" office:value="10.0462112919215" calcext:value-type="float">
            <text:p>10.0462112919215</text:p>
          </table:table-cell>
          <table:table-cell office:value-type="float" office:value="50.3939012194404" calcext:value-type="float">
            <text:p>50.3939012194404</text:p>
          </table:table-cell>
          <table:table-cell office:value-type="float" office:value="13.9001269061556" calcext:value-type="float">
            <text:p>13.9001269061556</text:p>
          </table:table-cell>
          <table:table-cell office:value-type="float" office:value="7.00481622246492" calcext:value-type="float">
            <text:p>7.00481622246492</text:p>
          </table:table-cell>
        </table:table-row>
        <table:table-row table:style-name="ro1">
          <table:table-cell office:value-type="float" office:value="147.2586506" calcext:value-type="float">
            <text:p>147.2586506</text:p>
          </table:table-cell>
          <table:table-cell office:value-type="float" office:value="1008" calcext:value-type="float">
            <text:p>1008</text:p>
          </table:table-cell>
          <table:table-cell office:value-type="float" office:value="3061.00000000001" calcext:value-type="float">
            <text:p>3061.00000000001</text:p>
          </table:table-cell>
          <table:table-cell office:value-type="float" office:value="0.108112938720817" calcext:value-type="float">
            <text:p>0.108112938720817</text:p>
          </table:table-cell>
          <table:table-cell office:value-type="float" office:value="0.022763348708683" calcext:value-type="float">
            <text:p>0.022763348708683</text:p>
          </table:table-cell>
          <table:table-cell office:value-type="float" office:value="12.314643507004" calcext:value-type="float">
            <text:p>12.314643507004</text:p>
          </table:table-cell>
          <table:table-cell office:value-type="float" office:value="1.3011783134937" calcext:value-type="float">
            <text:p>1.3011783134937</text:p>
          </table:table-cell>
          <table:table-cell office:value-type="float" office:value="16.0235470697196" calcext:value-type="float">
            <text:p>16.0235470697196</text:p>
          </table:table-cell>
          <table:table-cell office:value-type="float" office:value="7.29672701788123" calcext:value-type="float">
            <text:p>7.29672701788123</text:p>
          </table:table-cell>
          <table:table-cell office:value-type="float" office:value="45.5375266545706" calcext:value-type="float">
            <text:p>45.5375266545706</text:p>
          </table:table-cell>
          <table:table-cell office:value-type="float" office:value="14.8166346988009" calcext:value-type="float">
            <text:p>14.8166346988009</text:p>
          </table:table-cell>
          <table:table-cell office:value-type="float" office:value="6.74712897527681" calcext:value-type="float">
            <text:p>6.74712897527681</text:p>
          </table:table-cell>
        </table:table-row>
        <table:table-row table:style-name="ro1">
          <table:table-cell office:value-type="float" office:value="155.07827525" calcext:value-type="float">
            <text:p>155.07827525</text:p>
          </table:table-cell>
          <table:table-cell office:value-type="float" office:value="950" calcext:value-type="float">
            <text:p>950</text:p>
          </table:table-cell>
          <table:table-cell office:value-type="float" office:value="2717.00000000004" calcext:value-type="float">
            <text:p>2717.00000000004</text:p>
          </table:table-cell>
          <table:table-cell office:value-type="float" office:value="0.0782831499382287" calcext:value-type="float">
            <text:p>0.0782831499382287</text:p>
          </table:table-cell>
          <table:table-cell office:value-type="float" office:value="0.017802075145218" calcext:value-type="float">
            <text:p>0.017802075145218</text:p>
          </table:table-cell>
          <table:table-cell office:value-type="float" office:value="12.323138008118" calcext:value-type="float">
            <text:p>12.323138008118</text:p>
          </table:table-cell>
          <table:table-cell office:value-type="float" office:value="1.0316063380241" calcext:value-type="float">
            <text:p>1.0316063380241</text:p>
          </table:table-cell>
          <table:table-cell office:value-type="float" office:value="12.7126272735202" calcext:value-type="float">
            <text:p>12.7126272735202</text:p>
          </table:table-cell>
          <table:table-cell office:value-type="float" office:value="5.0651100566855" calcext:value-type="float">
            <text:p>5.0651100566855</text:p>
          </table:table-cell>
          <table:table-cell office:value-type="float" office:value="39.8431413720111" calcext:value-type="float">
            <text:p>39.8431413720111</text:p>
          </table:table-cell>
          <table:table-cell office:value-type="float" office:value="15.4553699844886" calcext:value-type="float">
            <text:p>15.4553699844886</text:p>
          </table:table-cell>
          <table:table-cell office:value-type="float" office:value="6.15790491248718" calcext:value-type="float">
            <text:p>6.15790491248718</text:p>
          </table:table-cell>
        </table:table-row>
        <table:table-row table:style-name="ro1">
          <table:table-cell office:value-type="float" office:value="162.952161" calcext:value-type="float">
            <text:p>162.952161</text:p>
          </table:table-cell>
          <table:table-cell office:value-type="float" office:value="892" calcext:value-type="float">
            <text:p>892</text:p>
          </table:table-cell>
          <table:table-cell office:value-type="float" office:value="2307.00000000005" calcext:value-type="float">
            <text:p>2307.00000000005</text:p>
          </table:table-cell>
          <table:table-cell office:value-type="float" office:value="0.0472752742699016" calcext:value-type="float">
            <text:p>0.0472752742699016</text:p>
          </table:table-cell>
          <table:table-cell office:value-type="float" office:value="0.012765302570511" calcext:value-type="float">
            <text:p>0.012765302570511</text:p>
          </table:table-cell>
          <table:table-cell office:value-type="float" office:value="12.33116528511" calcext:value-type="float">
            <text:p>12.33116528511</text:p>
          </table:table-cell>
          <table:table-cell office:value-type="float" office:value="0.78450529336929" calcext:value-type="float">
            <text:p>0.78450529336929</text:p>
          </table:table-cell>
          <table:table-cell office:value-type="float" office:value="9.67386443958043" calcext:value-type="float">
            <text:p>9.67386443958043</text:p>
          </table:table-cell>
          <table:table-cell office:value-type="float" office:value="3.08394998170278" calcext:value-type="float">
            <text:p>3.08394998170278</text:p>
          </table:table-cell>
          <table:table-cell office:value-type="float" office:value="31.8791936869082" calcext:value-type="float">
            <text:p>31.8791936869082</text:p>
          </table:table-cell>
          <table:table-cell office:value-type="float" office:value="15.3294555846846" calcext:value-type="float">
            <text:p>15.3294555846846</text:p>
          </table:table-cell>
          <table:table-cell office:value-type="float" office:value="4.88690683699016" calcext:value-type="float">
            <text:p>4.88690683699016</text:p>
          </table:table-cell>
        </table:table-row>
        <table:table-row table:style-name="ro1">
          <table:table-cell office:value-type="float" office:value="170.6733058" calcext:value-type="float">
            <text:p>170.6733058</text:p>
          </table:table-cell>
          <table:table-cell office:value-type="float" office:value="833" calcext:value-type="float">
            <text:p>833</text:p>
          </table:table-cell>
          <table:table-cell office:value-type="float" office:value="1792" calcext:value-type="float">
            <text:p>1792</text:p>
          </table:table-cell>
          <table:table-cell office:value-type="float" office:value="0.0178808294880097" calcext:value-type="float">
            <text:p>0.0178808294880097</text:p>
          </table:table-cell>
          <table:table-cell office:value-type="float" office:value="0.0077621373981864" calcext:value-type="float">
            <text:p>0.0077621373981864</text:p>
          </table:table-cell>
          <table:table-cell office:value-type="float" office:value="12.338129205704" calcext:value-type="float">
            <text:p>12.338129205704</text:p>
          </table:table-cell>
          <table:table-cell office:value-type="float" office:value="0.55508264422417" calcext:value-type="float">
            <text:p>0.55508264422417</text:p>
          </table:table-cell>
          <table:table-cell office:value-type="float" office:value="6.84868138428163" calcext:value-type="float">
            <text:p>6.84868138428163</text:p>
          </table:table-cell>
          <table:table-cell office:value-type="float" office:value="1.45662563655747" calcext:value-type="float">
            <text:p>1.45662563655747</text:p>
          </table:table-cell>
          <table:table-cell office:value-type="float" office:value="21.2687020292777" calcext:value-type="float">
            <text:p>21.2687020292777</text:p>
          </table:table-cell>
          <table:table-cell office:value-type="float" office:value="12.2755147508378" calcext:value-type="float">
            <text:p>12.2755147508378</text:p>
          </table:table-cell>
          <table:table-cell office:value-type="float" office:value="2.61084265491571" calcext:value-type="float">
            <text:p>2.61084265491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57:53.918127603</meta:creation-date>
    <dc:date>2023-03-05T19:58:16.714302231</dc:date>
    <meta:editing-duration>PT23S</meta:editing-duration>
    <meta:editing-cycles>1</meta:editing-cycles>
    <meta:document-statistic meta:table-count="1" meta:cell-count="263" meta:object-count="0"/>
    <meta:generator>LibreOffice/7.3.7.2$Linux_X86_64 LibreOffice_project/30$Build-2</meta:generator>
  </office:meta>
</office:document-meta>
</file>